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image_preprocessor:fron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lowH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V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ighH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highS</text:p>
          </table:table-cell>
          <table:table-cell table:number-columns-repeated="3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highV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6" calcext:value-type="float">
            <text:p>256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image_preprocessor:rear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low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S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ighH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highS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highV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image_preprocessor:top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lowH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V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ighH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6" calcext:value-type="float">
            <text:p>256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highS</text:p>
          </table:table-cell>
          <table:table-cell table:number-columns-repeated="3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highV</text:p>
          </table:table-cell>
          <table:table-cell table:number-columns-repeated="3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get_color:front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FIXED</text:p>
          </table:table-cell>
          <table:table-cell office:value-type="string" calcext:value-type="string">
            <text:p>*get color to find common ranges</text:p>
          </table:table-cell>
        </table:table-row>
        <table:table-row table:style-name="ro1">
          <table:table-cell office:value-type="string" calcext:value-type="string">
            <text:p>lowH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V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highH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highS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highV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get_color:rear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lowH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S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wV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highH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highS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highV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40" calcext:value-type="float">
            <text:p>240</text:p>
          </table:table-cell>
          <table:table-cell/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3:00:54.216928838</meta:creation-date>
    <dc:date>2017-05-15T23:25:58.847740859</dc:date>
    <meta:editing-duration>PT25M1S</meta:editing-duration>
    <meta:editing-cycles>10</meta:editing-cycles>
    <meta:generator>LibreOffice/5.1.6.2$Linux_X86_64 LibreOffice_project/10m0$Build-2</meta:generator>
    <meta:document-statistic meta:table-count="1" meta:cell-count="141" meta:object-count="0"/>
  </office:meta>
</office:document-meta>
</file>